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.212cm" fo:line-height="100%"/>
    </style:style>
    <style:style style:name="P4" style:family="paragraph" style:parent-style-name="Standard" style:master-page-name="Standard">
      <style:paragraph-properties fo:margin-top="0cm" fo:margin-bottom="0.212cm" fo:line-height="100%" style:page-number="auto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. Didier ROLLAND</text:span></text:p>
      <text:p text:style-name="P3"><text:span text:style-name="T1">06.26.84.27.97</text:span></text:p>
      <text:p text:style-name="P3"><text:span text:style-name="T1">didier.rld@gmail.com</text:span></text:p>
      <text:p text:style-name="P1"/>
      <text:p text:style-name="P1"/>
      <text:p text:style-name="P1"/>
      <text:p text:style-name="P1"/>
      <text:p text:style-name="P2"><text:span text:style-name="T1"><text:tab/>La formation proposée par OpenClassrooms est à distance via des cours et des petits projets à renvoyer par mail et un projet final, je serai suivi par un mentor, cette formation est diplômante niveau bac+2 ( bac+5 en Europe ).</text:span></text:p>
      <text:p text:style-name="P2"><text:span text:style-name="T1"><text:tab/>J'ai toujours aimé faire de la programmation, j'aime apporter des solutions car c'est un challenge, j'ai déjà commencé à me former sur OpenClassrooms sur le HTML, CSS, PHP et MySQL et aussi Python. Je souhaite ensuite intégrer une équipe de développeurs ou être en freelance.</text:span></text:p>
      <text:p text:style-name="P2"><text:span text:style-name="T1"><text:tab/>Je suis entièrement disponible et j'ai l'expérience pour travailler seul car j'ai créé ma société en maintenance informatique qui exige de se former continuellement et d'être autonome.</text:span></text:p>
      <text:p text:style-name="P2"><text:span text:style-name="T1"><text:tab/>Les cours en ligne sont ceux d'OpenClassrooms citée ci dessus.</text:span></text:p>
      <text:p text:style-name="P2"><text:span text:style-name="T1"><text:tab/>Je n'ai aucune appréhension pour travailler de chez moi ni seul, vu mes antécédents de dirigeant de société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Standard"><text:span text:style-name="T1">M. Didier ROLLAND</text:span></text:p>
      <text:p text:style-name="Standard"><text:span text:style-name="T1">25, rue Robert Tourte</text:span></text:p>
      <text:p text:style-name="Standard"><text:span text:style-name="T1">GUIGNICOURT</text:span></text:p>
      <text:p text:style-name="Standard"><text:span text:style-name="T1">02190 VILLENEUVE SUR AISNE</text:span></text:p>
      <text:p text:style-name="Standard"><text:span text:style-name="T1">Formation : Développeur web junior</text:span></text:p>
      <text:p text:style-name="Standard"><text:span text:style-name="T1">Date : disponible de suite</text:span></text:p>
      <text:p text:style-name="Standard"><text:span text:style-name="T1">Né le 27 juin 1972</text:span></text:p>
      <text:p text:style-name="Standard"><text:span text:style-name="T1">N° SS : 1 72 06 80 016 037</text:span></text:p>
      <text:p text:style-name="Standard"><text:span text:style-name="T1">Mail : didier.rld@gmail.com</text:span></text:p>
      <text:p text:style-name="Standard"><text:span text:style-name="T1">Mobile : 06.26.84.27.97</text:span></text:p>
      <text:p text:style-name="Standard"><text:span text:style-name="T1">N° Identifiant pole emploi : 0622438N</text:span></text:p>
      <text:p text:style-name="Standard"><text:span text:style-name="T1">Mail référent pole emploi : 025elodie.quetstroy@pole-emploi.net</text:span></text:p>
      <text:p text:style-name="Standard"><text:span text:style-name="T1">Proch'Emploi : non</text:span></text:p>
      <text:p text:style-name="Standard"><text:span text:style-name="T1">Niveau Bac+2 en informatique</text:span></text:p>
      <text:p text:style-name="Standard"><text:span text:style-name="T1">ARE : oui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c_dev_didier</meta:initial-creator>
    <meta:editing-cycles>2</meta:editing-cycles>
    <meta:creation-date>2019-05-06T08:32:00</meta:creation-date>
    <dc:date>2019-05-09T12:59:51.35</dc:date>
    <meta:editing-duration>PT1H38M55S</meta:editing-duration>
    <meta:generator>OpenOffice/4.1.6$Win32 OpenOffice.org_project/416m1$Build-9790</meta:generator>
    <meta:print-date>2019-05-09T12:58:18.30</meta:print-date>
    <meta:document-statistic meta:table-count="0" meta:image-count="0" meta:object-count="0" meta:page-count="2" meta:paragraph-count="23" meta:word-count="209" meta:character-count="12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